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Standard">
      <style:text-properties fo:color="#f58220" style:font-name="FreeSans" fo:font-size="6pt" officeooo:rsid="0016aabe" officeooo:paragraph-rsid="0016aabe" style:font-size-asian="5.25pt" style:font-size-complex="6pt"/>
    </style:style>
    <style:style style:name="P3" style:family="paragraph" style:parent-style-name="Standard">
      <style:text-properties fo:color="#f58220" style:font-name="FreeSans" fo:font-size="14pt" officeooo:rsid="00164c0a" officeooo:paragraph-rsid="00164c0a" style:font-size-asian="14pt" style:font-size-complex="14pt"/>
    </style:style>
    <style:style style:name="P4" style:family="paragraph" style:parent-style-name="Standard">
      <style:text-properties fo:color="#f58220" style:font-name="FreeSans" fo:font-size="14pt" officeooo:rsid="0016aabe" officeooo:paragraph-rsid="0016aabe" style:font-size-asian="14pt" style:font-size-complex="14pt"/>
    </style:style>
    <style:style style:name="P5" style:family="paragraph" style:parent-style-name="Standard">
      <style:text-properties fo:color="#f58220" style:font-name="FreeSans" fo:font-size="14pt" fo:font-weight="bold" officeooo:rsid="00164c0a" officeooo:paragraph-rsid="00164c0a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f58220" style:font-name="FreeSans" fo:font-size="14pt" fo:font-weight="bold" officeooo:rsid="0016aabe" officeooo:paragraph-rsid="0016aabe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style:font-name="FreeSans" officeooo:rsid="0016aabe" officeooo:paragraph-rsid="001763f4"/>
    </style:style>
    <style:style style:name="P8" style:family="paragraph" style:parent-style-name="Standard">
      <style:text-properties fo:color="#000000" style:font-name="FreeSans" officeooo:rsid="0016aabe" officeooo:paragraph-rsid="0021c11b"/>
    </style:style>
    <style:style style:name="P9" style:family="paragraph" style:parent-style-name="Standard">
      <style:text-properties fo:color="#000000" style:font-name="FreeSans" officeooo:rsid="0016aabe" officeooo:paragraph-rsid="0016aabe"/>
    </style:style>
    <style:style style:name="P10" style:family="paragraph" style:parent-style-name="Standard">
      <style:text-properties fo:color="#000000" style:font-name="FreeSans" fo:font-size="12pt" officeooo:rsid="0016aabe" officeooo:paragraph-rsid="0016aabe" style:font-size-asian="12pt" style:font-size-complex="12pt"/>
    </style:style>
    <style:style style:name="P11" style:family="paragraph" style:parent-style-name="Standard">
      <style:text-properties fo:color="#000000" style:font-name="FreeSans" fo:font-size="12pt" officeooo:rsid="0016aabe" officeooo:paragraph-rsid="0021c11b" style:font-size-asian="12pt" style:font-size-complex="12pt"/>
    </style:style>
    <style:style style:name="P12" style:family="paragraph" style:parent-style-name="Standard">
      <style:text-properties fo:color="#000000" style:font-name="FreeSans" fo:font-size="12pt" officeooo:rsid="0016aabe" officeooo:paragraph-rsid="001763f4" style:font-size-asian="12pt" style:font-size-complex="12pt"/>
    </style:style>
    <style:style style:name="P13" style:family="paragraph" style:parent-style-name="Standard">
      <style:text-properties fo:color="#000000" style:font-name="FreeSans" fo:font-size="12pt" fo:font-weight="bold" officeooo:rsid="0016aabe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FreeSans" fo:font-size="12pt" fo:font-weight="bold" officeooo:rsid="0016aabe" officeooo:paragraph-rsid="0016aabe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FreeSans" fo:font-size="12pt" fo:font-weight="normal" officeooo:rsid="0016aabe" officeooo:paragraph-rsid="001763f4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FreeSans" fo:font-size="12pt" fo:font-weight="normal" officeooo:rsid="0016aabe" officeooo:paragraph-rsid="0016aabe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FreeSans" fo:font-size="12pt" fo:font-weight="normal" officeooo:rsid="0016aabe" officeooo:paragraph-rsid="0021c11b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FreeSans" fo:font-size="6pt" officeooo:rsid="0016aabe" officeooo:paragraph-rsid="0016aabe" style:font-size-asian="5.25pt" style:font-size-complex="6pt"/>
    </style:style>
    <style:style style:name="P19" style:family="paragraph" style:parent-style-name="Standard">
      <style:text-properties fo:color="#000000" style:font-name="FreeSans" fo:font-size="6pt" officeooo:rsid="0016aabe" officeooo:paragraph-rsid="001763f4" style:font-size-asian="5.25pt" style:font-size-complex="6pt"/>
    </style:style>
    <style:style style:name="P20" style:family="paragraph" style:parent-style-name="Standard">
      <style:text-properties fo:color="#000000" style:font-name="FreeSans" fo:font-size="6pt" officeooo:rsid="0016aabe" officeooo:paragraph-rsid="001a9836" style:font-size-asian="5.25pt" style:font-size-complex="6pt"/>
    </style:style>
    <style:style style:name="P21" style:family="paragraph" style:parent-style-name="Standard">
      <style:text-properties fo:color="#000000" style:font-name="FreeSans" fo:font-size="6pt" fo:font-weight="normal" officeooo:rsid="0016aabe" officeooo:paragraph-rsid="0021c11b" style:font-size-asian="6pt" style:font-weight-asian="normal" style:font-size-complex="6pt" style:font-weight-complex="normal"/>
    </style:style>
    <style:style style:name="P22" style:family="paragraph" style:parent-style-name="Standard">
      <style:text-properties fo:color="#000000" style:font-name="FreeSans" fo:font-size="6pt" fo:font-weight="normal" officeooo:rsid="0016aabe" officeooo:paragraph-rsid="001763f4" style:font-size-asian="6pt" style:font-weight-asian="normal" style:font-size-complex="6pt" style:font-weight-complex="normal"/>
    </style:style>
    <style:style style:name="P23" style:family="paragraph" style:parent-style-name="Standard">
      <style:text-properties fo:color="#000000" style:font-name="FreeSans" fo:font-size="6pt" fo:font-weight="bold" officeooo:rsid="0016aabe" officeooo:paragraph-rsid="0016aabe" style:font-size-asian="5.25pt" style:font-weight-asian="bold" style:font-size-complex="6pt" style:font-weight-complex="bold"/>
    </style:style>
    <style:style style:name="P24" style:family="paragraph" style:parent-style-name="Standard">
      <style:text-properties fo:color="#000000" style:font-name="FreeSans" fo:font-weight="bold" officeooo:rsid="0016aabe" officeooo:paragraph-rsid="0016aabe" style:font-weight-asian="bold" style:font-weight-complex="bold"/>
    </style:style>
    <style:style style:name="P25" style:family="paragraph" style:parent-style-name="Standard">
      <style:text-properties fo:color="#000000" style:font-name="FreeSans" fo:font-weight="normal" officeooo:rsid="0016aabe" officeooo:paragraph-rsid="0016aabe" style:font-weight-asian="normal" style:font-weight-complex="normal"/>
    </style:style>
    <style:style style:name="P26" style:family="paragraph" style:parent-style-name="Standard">
      <style:text-properties fo:color="#ce181e" style:font-name="FreeSans" fo:font-size="14pt" officeooo:rsid="001763f4" officeooo:paragraph-rsid="001763f4" style:font-size-asian="14pt" style:font-size-complex="14pt"/>
    </style:style>
    <style:style style:name="P27" style:family="paragraph" style:parent-style-name="Standard">
      <style:text-properties style:font-name="FreeSans" fo:font-size="14pt" fo:font-weight="bold" officeooo:paragraph-rsid="00323574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6c9b6" style:font-weight-asian="normal" style:font-weight-complex="normal"/>
    </style:style>
    <style:style style:name="T4" style:family="text">
      <style:text-properties officeooo:rsid="001763f4"/>
    </style:style>
    <style:style style:name="T5" style:family="text">
      <style:text-properties fo:color="#ce181e" officeooo:rsid="00164c0a"/>
    </style:style>
    <style:style style:name="T6" style:family="text">
      <style:text-properties fo:color="#ce181e" officeooo:rsid="00164c0a" fo:background-color="transparent" loext:char-shading-value="0"/>
    </style:style>
    <style:style style:name="T7" style:family="text">
      <style:text-properties fo:color="#ce181e" officeooo:rsid="00309e35" fo:background-color="transparent" loext:char-shading-value="0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26c9b6"/>
    </style:style>
    <style:style style:name="T11" style:family="text">
      <style:text-properties officeooo:rsid="0028103f"/>
    </style:style>
    <style:style style:name="T12" style:family="text">
      <style:text-properties officeooo:rsid="0029c46b"/>
    </style:style>
    <style:style style:name="T13" style:family="text">
      <style:text-properties officeooo:rsid="002b40b1"/>
    </style:style>
    <style:style style:name="T14" style:family="text">
      <style:text-properties style:font-name="FreeSans" fo:font-size="12pt" fo:font-weight="bold" officeooo:rsid="0016aabe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docs-internal-guid-fa3addfe-7fff-f7f3-31f5-3ffb320072a9"/><text:span text:style-name="T14">${data},${dynamic.field},${imageField}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4:28:35.407742176</meta:creation-date>
    <dc:date>2020-02-12T10:54:37.308236561</dc:date>
    <meta:editing-duration>PT1H28M1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38" meta:non-whitespace-character-count="38"/>
  </office:meta>
</office:document-meta>
</file>